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9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ce18"/>
        <table:table-column table:style-name="co5" table:default-cell-style-name="Default"/>
        <table:table-row table:style-name="ro1" table:number-rows-repeated="7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1" office:value-type="string">
            <text:p>Kerbe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>
            <text:p>Conrad DCF77 inv</text:p>
          </table:table-cell>
          <table:table-cell table:style-name="ce12" office:value-type="string">
            <text:p>PB0</text:p>
          </table:table-cell>
          <table:table-cell table:style-name="ce17" office:value-type="string">
            <text:p>PA0</text:p>
          </table:table-cell>
          <table:table-cell office:value-type="string">
            <text:p>Taster1 (schwarz)</text:p>
          </table:table-cell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office:value-type="string">
            <text:p>Taster2 (schwarz)</text:p>
          </table:table-cell>
        </table:table-row>
        <table:table-row table:style-name="ro1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office:value-type="string">
            <text:p>Taster3 (rot)</text:p>
          </table:table-cell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 office:value-type="string">
            <text:p>Taster4 (rot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office:value-type="string">
            <text:p>Taster5 (blau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office:value-type="string">
            <text:p>Taster6 (blau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 office:value-type="string">
            <text:p><text:s text:c="2"/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office:value-type="string">
            <text:p>Licht 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4" office:value-type="string">
            <text:p>PD6</text:p>
          </table:table-cell>
          <table:table-cell table:style-name="ce19" office:value-type="string">
            <text:p>PD7</text:p>
          </table:table-cell>
          <table:table-cell table:style-name="ce20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.00.0000</text:date>, <text:time style:data-style-name="N2" text:time-value="0000-00-00T23:12:09.4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1-20T02:01:08.82</dc:date>
    <meta:editing-duration>P1DT4M25S</meta:editing-duration>
    <meta:editing-cycles>14</meta:editing-cycles>
    <meta:generator>LibreOffice/3.6$Windows_x86 LibreOffice_project/e29a214-2bbed72-0621de6-a97528c-8f066d</meta:generator>
    <meta:document-statistic meta:table-count="3" meta:cell-count="70" meta:object-count="0"/>
  </office:meta>
</office:document-meta>
</file>